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10000015F0AD73A20267EA6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a8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objectwithoutfill">
      <style:graphic-properties svg:stroke-color="#ffff00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a8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0.61cm" svg:height="9.287cm" svg:x="8.756cm" svg:y="5.902cm">
          <draw:image xlink:href="Pictures/10000000000001910000015F0AD73A20267EA609.png" xlink:type="simple" xlink:show="embed" xlink:actuate="onLoad">
            <text:p/>
          </draw:image>
        </draw:frame>
        <draw:custom-shape draw:style-name="gr2" draw:text-style-name="P2" draw:layer="layout" svg:width="0.2cm" svg:height="0.2cm" svg:x="17.3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6.2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6cm" svg:height="0.954cm" svg:x="10.4cm" svg:y="10.6cm">
          <draw:text-box>
            <text:p/>
          </draw:text-box>
        </draw:frame>
        <draw:g>
          <draw:custom-shape draw:style-name="gr2" draw:text-style-name="P2" draw:layer="layout" svg:width="0.2cm" svg:height="0.2cm" svg:x="12.6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4.6cm" svg:height="1.421cm" svg:x="11.1cm" svg:y="11.9cm">
            <draw:text-box>
              <text:p text:style-name="P5"><text:span text:style-name="T1">„</text:span><text:span text:style-name="T1">MPC “ connecting DOFs of Node <text:s text:c="2"/>with DOFs of Reference Point RP1</text:span></text:p>
            </draw:text-box>
          </draw:frame>
          <draw:custom-shape draw:style-name="gr3" draw:text-style-name="P3" draw:layer="layout" svg:width="0.2cm" svg:height="0.2cm" svg:x="14.7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7" draw:layer="layout" svg:x1="11.4cm" svg:y1="12.4cm" svg:x2="12.3cm" svg:y2="12.4cm">
            <text:p/>
          </draw:line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15:06:59.359000000</meta:creation-date>
    <dc:date>2019-10-28T15:28:01.191000000</dc:date>
    <meta:editing-duration>PT10M50S</meta:editing-duration>
    <meta:editing-cycles>3</meta:editing-cycles>
    <meta:generator>LibreOffice/5.3.5.2$Windows_x86 LibreOffice_project/50d9bf2b0a79cdb85a3814b592608037a682059d</meta:generator>
    <meta:document-statistic meta:object-count="32"/>
  </office:meta>
</office:document-meta>
</file>